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- ответы для понимания и изучения темы </text:p>
      <text:p text:style-name="P1">ChatGPT</text:p>
      <text:p text:style-name="P2">ChatGPT</text:p>
      <text:p text:style-name="P8">Конечно, вот несколько ответов, которые могут помочь в понимании и изучении SQL:</text:p>
      <text:h text:style-name="P14" text:outline-level="3">Основы SQL:</text:h>
      <text:list xml:id="list1976472483926434742" text:style-name="L1">
        <text:list-item>
          <text:p text:style-name="P9"><text:span text:style-name="Strong_20_Emphasis">Что такое SQL?</text:span></text:p>
          <text:list>
            <text:list-item>
              <text:p text:style-name="P3">SQL (Structured Query Language) - язык программирования для работы с базами данных. Он позволяет управлять данными: извлекать, изменять, удалять и создавать.</text:p>
            </text:list-item>
          </text:list>
        </text:list-item>
        <text:list-item>
          <text:p text:style-name="P9"><text:span text:style-name="Strong_20_Emphasis">Какие основные команды SQL для работы с данными?</text:span></text:p>
          <text:list>
            <text:list-item>
              <text:p text:style-name="P3">Основные команды: SELECT (извлечение), INSERT (вставка), UPDATE (обновление), DELETE (удаление).</text:p>
            </text:list-item>
          </text:list>
        </text:list-item>
        <text:list-item>
          <text:p text:style-name="P9"><text:span text:style-name="Strong_20_Emphasis">Что такое таблица в SQL?</text:span></text:p>
          <text:list>
            <text:list-item>
              <text:p text:style-name="P3">Таблица - это структурированное представление данных, представленных в виде строк и столбцов.</text:p>
            </text:list-item>
          </text:list>
        </text:list-item>
        <text:list-item>
          <text:p text:style-name="P9"><text:span text:style-name="Strong_20_Emphasis">Что такое ключ в контексте SQL?</text:span></text:p>
          <text:list>
            <text:list-item>
              <text:p text:style-name="P9">Ключ - это уникальный идентификатор записи в таблице. Первичный ключ однозначно идентифицирует каждую строку, а внешний ключ ссылается на первичный ключ другой таблицы.</text:p>
            </text:list-item>
          </text:list>
        </text:list-item>
      </text:list>
      <text:h text:style-name="P14" text:outline-level="3">Работа с данными:</text:h>
      <text:list xml:id="list3342187256320756109" text:style-name="L2">
        <text:list-item>
          <text:p text:style-name="P10"><text:span text:style-name="Strong_20_Emphasis">Как выполнять запросы на выборку данных (SELECT) из таблицы?</text:span></text:p>
          <text:list>
            <text:list-item>
              <text:p text:style-name="P4">Пример запроса: <text:span text:style-name="Source_20_Text">SELECT column1, column2 FROM table_name WHERE condition;</text:span></text:p>
            </text:list-item>
          </text:list>
        </text:list-item>
        <text:list-item>
          <text:p text:style-name="P10"><text:span text:style-name="Strong_20_Emphasis">Как добавлять новые записи (INSERT) и изменять существующие (UPDATE)?</text:span></text:p>
          <text:list>
            <text:list-item>
              <text:p text:style-name="P4">Для вставки новой строки: <text:span text:style-name="Source_20_Text">INSERT INTO table_name (column1, column2) VALUES (value1, value2);</text:span></text:p>
            </text:list-item>
            <text:list-item>
              <text:p text:style-name="P10">Для обновления существующей строки: <text:span text:style-name="Source_20_Text">UPDATE table_name SET column1 = value1 WHERE condition;</text:span></text:p>
            </text:list-item>
          </text:list>
        </text:list-item>
      </text:list>
      <text:h text:style-name="P14" text:outline-level="3">Дополнительные аспекты:</text:h>
      <text:list xml:id="list987053100225951090" text:style-name="L3">
        <text:list-item>
          <text:p text:style-name="P11"><text:span text:style-name="Strong_20_Emphasis">Что такое JOIN в SQL?</text:span></text:p>
          <text:list>
            <text:list-item>
              <text:p text:style-name="P5">JOIN используется для объединения данных из разных таблиц. Примеры: INNER JOIN, LEFT JOIN, RIGHT JOIN, FULL JOIN.</text:p>
            </text:list-item>
          </text:list>
        </text:list-item>
        <text:list-item>
          <text:p text:style-name="P11"><text:span text:style-name="Strong_20_Emphasis">Как работают агрегатные функции (SUM, AVG, COUNT, MAX, MIN)?</text:span></text:p>
          <text:list>
            <text:list-item>
              <text:p text:style-name="P5">Они выполняют операции над набором данных: SUM - сумма, AVG - среднее, COUNT - количество строк, MAX - максимальное значение, MIN - минимальное значение.</text:p>
            </text:list-item>
          </text:list>
        </text:list-item>
        <text:list-item>
          <text:p text:style-name="P11"><text:span text:style-name="Strong_20_Emphasis">Как управлять транзакциями в SQL?</text:span></text:p>
          <text:list>
            <text:list-item>
              <text:p text:style-name="P11"><text:soft-page-break/>Транзакции обеспечивают целостность данных: COMMIT - фиксация изменений, ROLLBACK - отмена изменений, SAVEPOINT - точка сохранения.</text:p>
            </text:list-item>
          </text:list>
        </text:list-item>
      </text:list>
      <text:h text:style-name="P14" text:outline-level="3">Оптимизация и безопасность:</text:h>
      <text:list xml:id="list7447068934121032421" text:style-name="L4">
        <text:list-item>
          <text:p text:style-name="P12"><text:span text:style-name="Strong_20_Emphasis">Что такое индекс в SQL и как они работают?</text:span></text:p>
          <text:list>
            <text:list-item>
              <text:p text:style-name="P6">Индексы ускоряют поиск данных. Они создаются на столбцах для быстрого доступа к данным.</text:p>
            </text:list-item>
          </text:list>
        </text:list-item>
        <text:list-item>
          <text:p text:style-name="P12"><text:span text:style-name="Strong_20_Emphasis">Как предоставлять и отзывать доступ к данным в SQL?</text:span></text:p>
          <text:list>
            <text:list-item>
              <text:p text:style-name="P12">GRANT предоставляет права доступа, а REVOKE отзывает их.</text:p>
            </text:list-item>
          </text:list>
        </text:list-item>
      </text:list>
      <text:h text:style-name="P14" text:outline-level="3">Применение на практике:</text:h>
      <text:list xml:id="list8265082112339755928" text:style-name="L5">
        <text:list-item>
          <text:p text:style-name="P13"><text:span text:style-name="Strong_20_Emphasis">Как создавать базу данных и таблицы в SQL?</text:span></text:p>
          <text:list>
            <text:list-item>
              <text:p text:style-name="P7">Пример создания базы данных: <text:span text:style-name="Source_20_Text">CREATE DATABASE database_name;</text:span></text:p>
            </text:list-item>
            <text:list-item>
              <text:p text:style-name="P7">Пример создания таблицы: <text:span text:style-name="Source_20_Text">CREATE TABLE table_name (column1 datatype, column2 datatype);</text:span></text:p>
            </text:list-item>
          </text:list>
        </text:list-item>
        <text:list-item>
          <text:p text:style-name="P13"><text:span text:style-name="Strong_20_Emphasis">Как проверить структуру таблицы и её описание?</text:span></text:p>
          <text:list>
            <text:list-item>
              <text:p text:style-name="P7">Описание структуры таблицы: <text:span text:style-name="Source_20_Text">DESCRIBE table_name;</text:span></text:p>
            </text:list-item>
            <text:list-item>
              <text:p text:style-name="P13">Информация о таблице: <text:span text:style-name="Source_20_Text">SHOW TABLES;</text:span></text:p>
            </text:list-item>
          </text:list>
        </text:list-item>
      </text:list>
      <text:p text:style-name="P8">Это лишь начало погружения в SQL. Практика, эксперименты и изучение более сложных запросов помогут более глубоко понять этот язык запросов и его возможно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3-11-25T02:46:49.38</dc:date>
    <meta:document-statistic meta:table-count="0" meta:image-count="0" meta:object-count="0" meta:page-count="2" meta:paragraph-count="39" meta:word-count="383" meta:character-count="2518"/>
    <dc:creator>Dima Wide</dc:creator>
    <meta:user-defined meta:name="Info 1"/>
    <meta:user-defined meta:name="Info 2"/>
    <meta:user-defined meta:name="Info 3"/>
    <meta:user-defined meta:name="Info 4"/>
  </office:meta>
</office:document-meta>
</file>